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Object 2/Basic/Standard/script-lb.xml" manifest:media-type="text/xml"/>
  <manifest:file-entry manifest:full-path="Object 1/Object 2/Basic/Standard/TEST.xml" manifest:media-type="text/xml"/>
  <manifest:file-entry manifest:full-path="Object 1/Object 2/Basic/script-lc.xml" manifest:media-type="text/xml"/>
  <manifest:file-entry manifest:full-path="Object 1/Object 2/settings.xml" manifest:media-type="text/xml"/>
  <manifest:file-entry manifest:full-path="Object 1/Object 2/content.xml" manifest:media-type="text/xml"/>
  <manifest:file-entry manifest:full-path="Object 1/Object 2/styles.xml" manifest:media-type="text/xml"/>
  <manifest:file-entry manifest:full-path="Object 1/Object 2/Configurations2/" manifest:media-type="application/vnd.sun.xml.ui.configuration"/>
  <manifest:file-entry manifest:full-path="Object 1/Object 2/manifest.rdf" manifest:media-type="application/rdf+xml"/>
  <manifest:file-entry manifest:full-path="Object 1/Object 2/Pictures/100005C800005209000040CF7B850A77F41413F0.emf" manifest:media-type="image/x-emf"/>
  <manifest:file-entry manifest:full-path="Object 1/Object 2/Pictures/100002010000031A000002734A8DB3699F751BC3.png" manifest:media-type="image/png"/>
  <manifest:file-entry manifest:full-path="Object 1/Object 2/" manifest:version="1.2" manifest:media-type="application/vnd.oasis.opendocument.text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Pictures/100002010000031A000002734A8DB3699F751BC3.png" manifest:media-type="image/png"/>
  <manifest:file-entry manifest:full-path="Object 1/Pictures/100005C800005209000040CF7B850A77F41413F0.emf" manifest:media-type="image/x-emf"/>
  <manifest:file-entry manifest:full-path="Object 1/Basic/Standard/TEST.xml" manifest:media-type="text/xml"/>
  <manifest:file-entry manifest:full-path="Object 1/Basic/Standard/script-lb.xml" manifest:media-type="text/xml"/>
  <manifest:file-entry manifest:full-path="Object 1/Basic/script-lc.xml" manifest:media-type="text/xml"/>
  <manifest:file-entry manifest:full-path="Object 1/settings.xml" manifest:media-type="text/xml"/>
  <manifest:file-entry manifest:full-path="Object 1/ObjectReplacements/Object 2" manifest:media-type="application/x-openoffice-gdimetafile;windows_formatname=&quot;GDIMetaFile&quot;"/>
  <manifest:file-entry manifest:full-path="Object 1/ObjectReplacements/Object 1" manifest:media-type=""/>
  <manifest:file-entry manifest:full-path="Object 1/" manifest:version="1.2" manifest:media-type="application/vnd.oasis.opendocument.tex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Object1" text:anchor-type="paragraph" svg:width="21.001cm" svg:height="13.65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09:38:01.977378903</meta:creation-date>
    <dc:date>2020-01-08T09:39:33.792762463</dc:date>
    <meta:editing-duration>PT1M33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3.3.2.0$Linux_X86_64 LibreOffice_project/30$Build-2</meta:generator>
  </office:meta>
</office:document-meta>
</file>

<file path=Object 1/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
Sub Flag

  Print "POWNED 2"

End Sub


Sub Main

 

End Sub
</script:module>
</file>

<file path=Object 1/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Object 1/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Object 1/content.xml><?xml version="1.0" encoding="utf-8"?>
<math xmlns="http://www.w3.org/1998/Math/MathML" display="block"/>
</file>

<file path=Object 1/Object 2/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
Sub Flag

  Print "POWNED"

End Sub


Sub Main

 

End Sub
</script:module>
</file>

<file path=Object 1/Object 2/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Object 1/Object 2/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Object 2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TEST.Flag?language=Basic&amp;location=document" xlink:type="simple"/>
      <script:event-listener script:language="ooo:script" script:event-name="office:save" xlink:href="vnd.sun.star.script:Standard.TEST.Flag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t1" text:anchor-type="char" svg:x="-2cm" svg:y="-0.914cm" svg:width="21.001cm" svg:height="11.008cm" draw:z-index="0"><draw:image xlink:href="Pictures/100005C800005209000040CF7B850A77F41413F0.emf" xlink:type="simple" xlink:show="embed" xlink:actuate="onLoad" loext:mime-type="image/x-emf"/><draw:image xlink:href="Pictures/100002010000031A000002734A8DB3699F751BC3.png" xlink:type="simple" xlink:show="embed" xlink:actuate="onLoad" loext:mime-type="image/png"/></draw:frame></text:p>
      <text:p text:style-name="P1">THERE IS MALWARE HERE</text:p>
      <text:p text:style-name="P1"/>
      <text:p text:style-name="P1"/>
      <text:p text:style-name="P1">FIND WHERE</text:p>
    </office:text>
  </office:body>
</office:document-content>
</file>

<file path=Object 1/Object 2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/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>
    <office:event-listeners>
      <script:event-listener script:language="ooo:script" script:event-name="dom:load" xlink:href="vnd.sun.star.script:Standard.TEST.Flag?language=Basic&amp;location=document" xlink:type="simple"/>
      <script:event-listener script:language="ooo:script" script:event-name="office:save" xlink:href="vnd.sun.star.script:Standard.TEST.Flag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Objet1" text:anchor-type="char" svg:x="-2cm" svg:y="-0.914cm" svg:width="21.001cm" svg:height="11.008cm" draw:z-index="0"><draw:image xlink:href="Pictures/100005C800005209000040CF7B850A77F41413F0.emf" xlink:type="simple" xlink:show="embed" xlink:actuate="onLoad" loext:mime-type="image/x-emf"/><draw:image xlink:href="Pictures/100002010000031A000002734A8DB3699F751BC3.png" xlink:type="simple" xlink:show="embed" xlink:actuate="onLoad" loext:mime-type="image/png"/></draw:frame></text:p>
      <text:p text:style-name="P1">THERE IS MALWARE HERE</text:p>
      <text:p text:style-name="P1"/>
      <text:p text:style-name="P1"/>
      <text:p text:style-name="P1">FIND WHERE<draw:frame draw:style-name="fr3" draw:name="Object1" text:anchor-type="as-char" svg:y="-0.377cm" svg:width="0.20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2" draw:name="Object2" text:anchor-type="paragraph" svg:x="-2cm" svg:y="3.782cm" svg:width="21.001cm" svg:height="13.65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Object 1/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0pt" fo:language="fr" fo:country="FR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re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